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10.35pt" fo:text-indent="-10.35pt"/>
    </style:style>
    <style:style style:name="P3" style:family="paragraph">
      <style:paragraph-properties fo:line-height="100.00%" fo:text-align="left" fo:margin-left="28.35pt" fo:text-indent="-28.35pt"/>
    </style:style>
    <style:style style:name="P4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8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60pt" fo:text-indent="-5.60pt">
        <style:tab-stops>
          <style:tab-stop style:position="37.45pt"/>
          <style:tab-stop style:position="3284.05pt" style:type="center"/>
        </style:tab-stops>
      </style:paragraph-properties>
    </style:style>
    <style:style style:name="P12" style:family="paragraph">
      <style:paragraph-properties fo:line-height="100.00%" fo:text-align="left" fo:margin-left="28.35pt" fo:text-indent="-28.35pt"/>
    </style:style>
    <style:style style:name="P13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14" style:family="paragraph">
      <style:paragraph-properties fo:line-height="100.00%" fo:text-align="righ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1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4" style:family="paragraph">
      <style:paragraph-properties fo:line-height="100.00%" fo:text-align="righ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27" style:family="paragraph">
      <style:paragraph-properties fo:line-height="100.00%" fo:text-align="righ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30" style:family="paragraph">
      <style:paragraph-properties fo:line-height="100.00%" fo:text-align="left" fo:margin-left="28.35pt" fo:text-indent="-28.35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10.35pt" fo:text-indent="-10.35pt"/>
    </style:style>
    <style:style style:name="P33" style:family="paragraph">
      <style:paragraph-properties fo:line-height="100.00%" fo:text-align="left" fo:margin-left="28.35pt" fo:text-indent="-28.35pt"/>
    </style:style>
    <style:style style:name="P34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35" style:family="paragraph">
      <style:paragraph-properties fo:line-height="100.00%" fo:text-align="righ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60pt" fo:text-indent="-5.60pt">
        <style:tab-stops>
          <style:tab-stop style:position="36.70pt"/>
          <style:tab-stop style:position="3284.05pt" style:type="center"/>
        </style:tab-stops>
      </style:paragraph-properties>
    </style:style>
    <style:style style:name="P38" style:family="paragraph">
      <style:paragraph-properties fo:line-height="100.00%" fo:text-align="left" fo:margin-left="28.35pt" fo:text-indent="-28.35pt"/>
    </style:style>
    <style:style style:name="TableColumn0100" style:family="table-column">
      <style:table-column-properties style:column-width="0.597917in"/>
    </style:style>
    <style:style style:name="TableColumn0101" style:family="table-column">
      <style:table-column-properties style:column-width="4.915278in"/>
    </style:style>
    <style:style style:name="Table01" style:family="table">
      <style:table-properties style:width="5.513194in" fo:margin-left="0.000000in" style:writing-mode="lr" table:align="left" style:may-break-between-rows="true"/>
    </style:style>
    <style:style style:name="TableRow0100" style:family="table-row">
      <style:table-row-properties style:min-row-height="8.552083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200" style:family="table-column">
      <style:table-column-properties style:column-width="0.587500in"/>
    </style:style>
    <style:style style:name="TableColumn0201" style:family="table-column">
      <style:table-column-properties style:column-width="4.925694in"/>
    </style:style>
    <style:style style:name="Table02" style:family="table">
      <style:table-properties style:width="5.513194in" fo:margin-left="0.000000in" style:writing-mode="lr" table:align="left" style:may-break-between-rows="true"/>
    </style:style>
    <style:style style:name="TableRow0200" style:family="table-row">
      <style:table-row-properties style:min-row-height="3.583333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olumn0300" style:family="table-column">
      <style:table-column-properties style:column-width="0.587500in"/>
    </style:style>
    <style:style style:name="TableColumn0301" style:family="table-column">
      <style:table-column-properties style:column-width="4.925694in"/>
    </style:style>
    <style:style style:name="Table03" style:family="table">
      <style:table-properties style:width="5.51319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7778in" fo:padding-right="0.077778in" fo:vertical-align="top" fo:background-color="#ffffff"/>
    </style:style>
  </office:automatic-styles>
  <office:body>
    <office:text>
      <text:p text:style-name="P1"><text:span text:style-name="T1">PEMROGRAMAN LANJUT</text:span></text:p>
      <text:p text:style-name="P1"><text:span text:style-name="T1">TUGAS 6</text:span></text:p>
      <text:p text:style-name="P1"><text:span text:style-name="T2"/></text:p>
      <text:p text:style-name="P1"><text:span text:style-name="T2"/></text:p>
      <text:p text:style-name="P1"><text:span text:style-name="T3">NAMA<text:tab/><text:tab/>: Galang Aji Mahesa</text:span></text:p>
      <text:p text:style-name="P1"><text:span text:style-name="T3">NIM<text:tab/><text:tab/>: 201710370311199</text:span></text:p>
      <text:p text:style-name="P1"><text:span text:style-name="T4"/></text:p>
      <text:p text:style-name="P1"><text:span text:style-name="T4"/></text:p>
      <text:list text:style-name="L2">
        <text:list-item>
          <text:p text:style-name="P2"><text:span text:style-name="T5">Jalankan program berikut sebanyak 5 kali! Ambil<text:s/></text:span><text:span text:style-name="T6">screenshot</text:span><text:span text:style-name="T7">-nya!</text:span></text:p>
        </text:list-item>
      </text:list>
      <text:p text:style-name="P3"><text:span text:style-name="T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9">1</text:span></text:p>
            <text:p text:style-name="P5"><text:span text:style-name="T9">2</text:span></text:p>
            <text:p text:style-name="P5"><text:span text:style-name="T9">3</text:span></text:p>
            <text:p text:style-name="P5"><text:span text:style-name="T9">4</text:span></text:p>
            <text:p text:style-name="P5"><text:span text:style-name="T9">5</text:span></text:p>
            <text:p text:style-name="P5"><text:span text:style-name="T9">6</text:span></text:p>
            <text:p text:style-name="P5"><text:span text:style-name="T9">7</text:span></text:p>
            <text:p text:style-name="P5"><text:span text:style-name="T9">8</text:span></text:p>
            <text:p text:style-name="P5"><text:span text:style-name="T9">9</text:span></text:p>
            <text:p text:style-name="P5"><text:span text:style-name="T9">10</text:span></text:p>
            <text:p text:style-name="P5"><text:span text:style-name="T9">11</text:span></text:p>
            <text:p text:style-name="P5"><text:span text:style-name="T9">12</text:span></text:p>
            <text:p text:style-name="P5"><text:span text:style-name="T9">13</text:span></text:p>
            <text:p text:style-name="P5"><text:span text:style-name="T9">14</text:span></text:p>
            <text:p text:style-name="P5"><text:span text:style-name="T9">15</text:span></text:p>
            <text:p text:style-name="P5"><text:span text:style-name="T9">16</text:span></text:p>
            <text:p text:style-name="P5"><text:span text:style-name="T9">17</text:span></text:p>
            <text:p text:style-name="P5"><text:span text:style-name="T9">18</text:span></text:p>
            <text:p text:style-name="P5"><text:span text:style-name="T9">19</text:span></text:p>
            <text:p text:style-name="P5"><text:span text:style-name="T9">20</text:span></text:p>
            <text:p text:style-name="P5"><text:span text:style-name="T9">21</text:span></text:p>
            <text:p text:style-name="P5"><text:span text:style-name="T9">22</text:span></text:p>
            <text:p text:style-name="P5"><text:span text:style-name="T9">23</text:span></text:p>
            <text:p text:style-name="P5"><text:span text:style-name="T9">24</text:span></text:p>
            <text:p text:style-name="P5"><text:span text:style-name="T9">25</text:span></text:p>
            <text:p text:style-name="P5"><text:span text:style-name="T9">26</text:span></text:p>
            <text:p text:style-name="P5"><text:span text:style-name="T9">27</text:span></text:p>
            <text:p text:style-name="P5"><text:span text:style-name="T9">28</text:span></text:p>
            <text:p text:style-name="P5"><text:span text:style-name="T9">29</text:span></text:p>
            <text:p text:style-name="P5"><text:span text:style-name="T9">30</text:span></text:p>
            <text:p text:style-name="P5"><text:span text:style-name="T9">31</text:span></text:p>
            <text:p text:style-name="P5"><text:span text:style-name="T9">32</text:span></text:p>
            <text:p text:style-name="P5"><text:span text:style-name="T9">33</text:span></text:p>
            <text:p text:style-name="P5"><text:span text:style-name="T9">34</text:span></text:p>
            <text:p text:style-name="P5"><text:span text:style-name="T9">35</text:span></text:p>
            <text:p text:style-name="P5"><text:span text:style-name="T9">36</text:span></text:p>
            <text:p text:style-name="P5"><text:span text:style-name="T9">37</text:span></text:p>
            <text:p text:style-name="P5"><text:span text:style-name="T9">38</text:span></text:p>
            <text:p text:style-name="P5"><text:span text:style-name="T9">39</text:span></text:p>
            <text:p text:style-name="P5"><text:span text:style-name="T9">40</text:span></text:p>
            <text:p text:style-name="P5"><text:span text:style-name="T9">41</text:span></text:p>
            <text:p text:style-name="P5"><text:span text:style-name="T9">42</text:span></text:p>
            <text:p text:style-name="P5"><text:span text:style-name="T9">43</text:span></text:p>
            <text:p text:style-name="P5"><text:span text:style-name="T9">44</text:span></text:p>
            <text:p text:style-name="P5"><text:span text:style-name="T9">45</text:span></text:p>
            <text:p text:style-name="P5"><text:span text:style-name="T9">46</text:span></text:p>
            <text:p text:style-name="P5"><text:span text:style-name="T9">47</text:span></text:p>
            <text:p text:style-name="P5"><text:span text:style-name="T9">48</text:span></text:p>
            <text:p text:style-name="P5"><text:span text:style-name="T9">49</text:span></text:p>
            <text:p text:style-name="P5"><text:span text:style-name="T9">50</text:span><text:span text:style-name="T10"/></text:p>
          </table:table-cell>
          <table:table-cell table:style-name="TableCell010001">
            <text:p text:style-name="P6"><text:span text:style-name="T11">#include &lt;iostream&gt;</text:span></text:p>
            <text:p text:style-name="P6"><text:span text:style-name="T11">#include &lt;stdio.h&gt;</text:span></text:p>
            <text:p text:style-name="P6"><text:span text:style-name="T11">#include &lt;stdlib.h&gt;</text:span></text:p>
            <text:p text:style-name="P6"><text:span text:style-name="T11">#include &lt;time.h&gt;</text:span></text:p>
            <text:p text:style-name="P6"><text:span text:style-name="T12"/></text:p>
            <text:p text:style-name="P6"><text:span text:style-name="T13">#define sizeY 16</text:span></text:p>
            <text:p text:style-name="P6"><text:span text:style-name="T13">#define sizeX 64</text:span></text:p>
            <text:p text:style-name="P6"><text:span text:style-name="T13">// Nilai Konstanta jarakC boleh diubah-ubah</text:span></text:p>
            <text:p text:style-name="P6"><text:span text:style-name="T13">#define jarakC 32</text:span></text:p>
            <text:p text:style-name="P6"><text:span text:style-name="T14"/></text:p>
            <text:p text:style-name="P6"><text:span text:style-name="T15">using namespace std;</text:span></text:p>
            <text:p text:style-name="P6"><text:span text:style-name="T16"/></text:p>
            <text:p text:style-name="P6"><text:span text:style-name="T17">void fungsiRekursif(int baris, int kolom, int jarak);</text:span></text:p>
            <text:p text:style-name="P6"><text:span text:style-name="T17">void tandai(int baris, int kolom, int jarak);</text:span></text:p>
            <text:p text:style-name="P6"><text:span text:style-name="T18"/></text:p>
            <text:p text:style-name="P6"><text:span text:style-name="T19">char pohon[sizeY][sizeX];</text:span></text:p>
            <text:p text:style-name="P6"><text:span text:style-name="T20"/></text:p>
            <text:p text:style-name="P6"><text:span text:style-name="T21">int main()</text:span></text:p>
            <text:p text:style-name="P6"><text:span text:style-name="T21">{</text:span></text:p>
            <text:p text:style-name="P6"><text:span text:style-name="T21"><text:s text:c="4"/>int baris, kolom;</text:span></text:p>
            <text:p text:style-name="P6"><text:span text:style-name="T21"><text:s text:c="4"/>srand(time(0));</text:span></text:p>
            <text:p text:style-name="P6"><text:span text:style-name="T22"/></text:p>
            <text:p text:style-name="P6"><text:span text:style-name="T23"><text:s text:c="4"/>for (baris = 0; baris&lt;16; baris++) {</text:span></text:p>
            <text:p text:style-name="P6"><text:span text:style-name="T23"><text:s text:c="8"/>for (kolom = 0; kolom&lt;=64; kolom++) {</text:span></text:p>
            <text:p text:style-name="P6"><text:span text:style-name="T23"><text:s text:c="12"/>pohon[baris][kolom] = '';</text:span></text:p>
            <text:p text:style-name="P6"><text:span text:style-name="T23"><text:s text:c="8"/>}</text:span></text:p>
            <text:p text:style-name="P6"><text:span text:style-name="T23"><text:s text:c="4"/>}</text:span></text:p>
            <text:p text:style-name="P6"><text:span text:style-name="T24"/></text:p>
            <text:p text:style-name="P6"><text:span text:style-name="T25"><text:s text:c="4"/>kolom = rand()%64;</text:span></text:p>
            <text:p text:style-name="P6"><text:span text:style-name="T25"><text:s text:c="4"/>fungsiRekursif(15,kolom, jarakC);</text:span></text:p>
            <text:p text:style-name="P6"><text:span text:style-name="T26"/></text:p>
            <text:p text:style-name="P6"><text:span text:style-name="T27"><text:s text:c="4"/>for (baris = 0; baris&lt;16; baris++) {</text:span></text:p>
            <text:p text:style-name="P6"><text:span text:style-name="T27"><text:s text:c="8"/>for (kolom = 0; kolom&lt;64; kolom++) {</text:span></text:p>
            <text:p text:style-name="P6"><text:span text:style-name="T27"><text:s text:c="12"/>printf("%c", pohon[baris][kolom]);</text:span></text:p>
            <text:p text:style-name="P6"><text:span text:style-name="T27"><text:s text:c="8"/>}</text:span></text:p>
            <text:p text:style-name="P6"><text:span text:style-name="T27"><text:s text:c="8"/>printf("\n");</text:span></text:p>
            <text:p text:style-name="P6"><text:span text:style-name="T27"><text:s text:c="4"/>}</text:span></text:p>
            <text:p text:style-name="P6"><text:span text:style-name="T28"/></text:p>
            <text:p text:style-name="P6"><text:span text:style-name="T29"><text:s text:c="4"/>return 0;</text:span></text:p>
            <text:p text:style-name="P6"><text:span text:style-name="T29">}</text:span></text:p>
            <text:p text:style-name="P6"><text:span text:style-name="T30"/></text:p>
            <text:p text:style-name="P6"><text:span text:style-name="T31">void fungsiRekursif(int baris, int kolom, int jarak) {</text:span></text:p>
            <text:p text:style-name="P6"><text:span text:style-name="T31"><text:s text:c="4"/>pohon[baris][kolom]='*';</text:span></text:p>
            <text:p text:style-name="P6"><text:span text:style-name="T31"><text:s text:c="4"/>tandai(baris, kolom-1, jarak);</text:span></text:p>
            <text:p text:style-name="P6"><text:span text:style-name="T31"><text:s text:c="4"/>tandai(baris, kolom+1, jarak);</text:span></text:p>
            <text:p text:style-name="P6"><text:span text:style-name="T31"><text:s text:c="4"/>tandai(baris-1, kolom-1, jarak);</text:span></text:p>
            <text:p text:style-name="P6"><text:span text:style-name="T31"><text:s text:c="4"/>tandai(baris-1, kolom+1, jarak);</text:span></text:p>
            <text:p text:style-name="P6"><text:span text:style-name="T31"><text:s text:c="4"/>tandai(baris+1, kolom-1, jarak);</text:span></text:p>
            <text:p text:style-name="P6"><text:span text:style-name="T31"><text:s text:c="4"/>tandai(baris+1, kolom+1, jarak);</text:span></text:p>
            <text:p text:style-name="P6"><text:span text:style-name="T31"><text:s text:c="4"/>tandai(baris-1, kolom, jarak-1);</text:span><text:span text:style-name="T32"/></text:p>
          </table:table-cell>
        </table:table-row>
        <table:table-row table:style-name="TableRow0101">
          <table:table-cell table:style-name="TableCell010100">
            <text:p text:style-name="P9"><text:span text:style-name="T33">51</text:span></text:p>
            <text:p text:style-name="P9"><text:span text:style-name="T33">52</text:span></text:p>
            <text:p text:style-name="P9"><text:span text:style-name="T33">53</text:span></text:p>
            <text:p text:style-name="P9"><text:span text:style-name="T33">54</text:span></text:p>
            <text:p text:style-name="P9"><text:span text:style-name="T33">55</text:span></text:p>
            <text:p text:style-name="P9"><text:span text:style-name="T33">56</text:span></text:p>
            <text:p text:style-name="P9"><text:span text:style-name="T33">57</text:span></text:p>
            <text:p text:style-name="P9"><text:span text:style-name="T33">58</text:span></text:p>
            <text:p text:style-name="P9"><text:span text:style-name="T33">59</text:span></text:p>
            <text:p text:style-name="P9"><text:span text:style-name="T33">60</text:span></text:p>
            <text:p text:style-name="P9"><text:span text:style-name="T34"/></text:p>
            <text:p text:style-name="P9"><text:span text:style-name="T35">61</text:span></text:p>
            <text:p text:style-name="P9"><text:span text:style-name="T35">62</text:span></text:p>
            <text:p text:style-name="P9"><text:span text:style-name="T35">63</text:span></text:p>
            <text:p text:style-name="P9"><text:span text:style-name="T35">64</text:span><text:span text:style-name="T36"/></text:p>
          </table:table-cell>
          <table:table-cell table:style-name="TableCell010101">
            <text:p text:style-name="P10"><text:span text:style-name="T37"><text:s text:c="4"/>tandai(baris+1, kolom, jarak);</text:span></text:p>
            <text:p text:style-name="P10"><text:span text:style-name="T37">}</text:span></text:p>
            <text:p text:style-name="P10"><text:span text:style-name="T38"/></text:p>
            <text:p text:style-name="P10"><text:span text:style-name="T39">void tandai(int baris, int kolom, int jarak) {</text:span></text:p>
            <text:p text:style-name="P10"><text:span text:style-name="T39"><text:s text:c="4"/>int acak = (rand()%(jarak));</text:span></text:p>
            <text:p text:style-name="P10"><text:span text:style-name="T39"><text:s text:c="4"/>if (pohon[baris][kolom]!='*') {</text:span></text:p>
            <text:p text:style-name="P10"><text:span text:style-name="T39"><text:s text:c="8"/>if (acak&gt;1) {</text:span></text:p>
            <text:p text:style-name="P10"><text:span text:style-name="T39"><text:s text:c="12"/>if (kolom &lt;sizeX &amp;&amp;baris &lt;sizeY &amp;&amp;</text:span></text:p>
            <text:p text:style-name="P10"><text:span text:style-name="T39"><text:s text:c="16"/>kolom &gt;=0 &amp;&amp;baris&gt;=0) {</text:span></text:p>
            <text:p text:style-name="P10"><text:span text:style-name="T39"><text:s text:c="20"/>fungsiRekursif(baris, kolom, jarak-1);</text:span></text:p>
            <text:p text:style-name="P10"><text:span text:style-name="T39"><text:s text:c="12"/>}</text:span></text:p>
            <text:p text:style-name="P10"><text:span text:style-name="T39"><text:s text:c="8"/>}</text:span></text:p>
            <text:p text:style-name="P10"><text:span text:style-name="T39"><text:s text:c="4"/>}</text:span></text:p>
            <text:p text:style-name="P10"><text:span text:style-name="T39">}</text:span><text:span text:style-name="T40"/></text:p>
          </table:table-cell>
        </table:table-row>
      </table:table>
      <text:p text:style-name="P12"><text:span text:style-name="T40"/></text:p>
      <text:p text:style-name="P12"><text:span text:style-name="T4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4"><text:span text:style-name="T41">a.</text:span><text:span text:style-name="T42"/></text:p>
          </table:table-cell>
          <table:table-cell table:style-name="TableCell020001">
            <text:p text:style-name="P15"><draw:frame text:anchor-type="as-char" svg:width="152.40mm" svg:height="85.73mm" style:rel-width="scale" style:rel-height="scale"><draw:object-ole xlink:href="OleObj1"/><draw:image xlink:href="ObjectReplacements/OleObj1"/></draw:frame><text:span text:style-name="T42"/></text:p>
          </table:table-cell>
        </table:table-row>
        <table:table-row table:style-name="TableRow0201">
          <table:table-cell table:style-name="TableCell020100">
            <text:p text:style-name="P18"><text:span text:style-name="T43">b.</text:span><text:span text:style-name="T44"/></text:p>
          </table:table-cell>
          <table:table-cell table:style-name="TableCell020101">
            <text:p text:style-name="P19"><draw:frame text:anchor-type="as-char" svg:width="152.40mm" svg:height="85.73mm" style:rel-width="scale" style:rel-height="scale"><draw:object-ole xlink:href="OleObj2"/><draw:image xlink:href="ObjectReplacements/OleObj2"/></draw:frame><text:span text:style-name="T44"/></text:p>
          </table:table-cell>
        </table:table-row>
        <table:table-row table:style-name="TableRow0202">
          <table:table-cell table:style-name="TableCell020200">
            <text:p text:style-name="P21"><text:span text:style-name="T45">c.</text:span><text:span text:style-name="T46"/></text:p>
          </table:table-cell>
          <table:table-cell table:style-name="TableCell020201">
            <text:p text:style-name="P22"><text:span text:style-name="T46"/></text:p>
            <text:p text:style-name="P22"><draw:frame text:anchor-type="as-char" svg:width="152.40mm" svg:height="85.73mm" style:rel-width="scale" style:rel-height="scale"><draw:object-ole xlink:href="OleObj3"/><draw:image xlink:href="ObjectReplacements/OleObj3"/></draw:frame><text:span text:style-name="T46"/></text:p>
          </table:table-cell>
        </table:table-row>
        <table:table-row table:style-name="TableRow0203">
          <table:table-cell table:style-name="TableCell020300">
            <text:p text:style-name="P24"><text:span text:style-name="T47">d.</text:span><text:span text:style-name="T48"/></text:p>
          </table:table-cell>
          <table:table-cell table:style-name="TableCell020301">
            <text:p text:style-name="P25"><draw:frame text:anchor-type="as-char" svg:width="152.40mm" svg:height="85.73mm" style:rel-width="scale" style:rel-height="scale"><draw:object-ole xlink:href="OleObj4"/><draw:image xlink:href="ObjectReplacements/OleObj4"/></draw:frame><text:span text:style-name="T48"/></text:p>
          </table:table-cell>
        </table:table-row>
        <table:table-row table:style-name="TableRow0204">
          <table:table-cell table:style-name="TableCell020400">
            <text:p text:style-name="P27"><text:span text:style-name="T49">e.</text:span><text:span text:style-name="T50"/></text:p>
          </table:table-cell>
          <table:table-cell table:style-name="TableCell020401">
            <text:p text:style-name="P28"><draw:frame text:anchor-type="as-char" svg:width="152.40mm" svg:height="85.73mm" style:rel-width="scale" style:rel-height="scale"><draw:object-ole xlink:href="OleObj5"/><draw:image xlink:href="ObjectReplacements/OleObj5"/></draw:frame><text:span text:style-name="T50"/></text:p>
          </table:table-cell>
        </table:table-row>
      </table:table>
      <text:p text:style-name="P30"><text:span text:style-name="T50"/></text:p>
      <text:p text:style-name="P31"><text:span text:style-name="T50"/></text:p>
      <text:list text:style-name="L32">
        <text:list-item>
          <text:p text:style-name="P32"><text:span text:style-name="T51">Buatlah ulang program pada soal nomor 8, dengan menggunakan versi perulangannya (</text:span><text:span text:style-name="T52">for / while</text:span><text:span text:style-name="T53">)!</text:span></text:p>
        </text:list-item>
      </text:list>
      <text:p text:style-name="P33"><text:span text:style-name="T5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5"><text:span text:style-name="T55">1</text:span></text:p>
            <text:p text:style-name="P35"><text:span text:style-name="T55">2</text:span></text:p>
            <text:p text:style-name="P35"><text:span text:style-name="T55">3</text:span></text:p>
            <text:p text:style-name="P35"><text:span text:style-name="T55">...</text:span><text:span text:style-name="T56"/></text:p>
          </table:table-cell>
          <table:table-cell table:style-name="TableCell030001">
            <text:p text:style-name="P36"><text:span text:style-name="T56"/></text:p>
          </table:table-cell>
        </table:table-row>
      </table:table>
      <text:p text:style-name="P38"><text:span text:style-name="T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